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18b6d" officeooo:paragraph-rsid="00118b6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18b6d" officeooo:paragraph-rsid="00118b6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18b6d" officeooo:paragraph-rsid="00118b6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98c34" officeooo:paragraph-rsid="00198c3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italic" fo:font-weight="normal" officeooo:rsid="00118b6d" officeooo:paragraph-rsid="00118b6d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italic" fo:font-weight="normal" officeooo:rsid="00135dbf" officeooo:paragraph-rsid="00135dbf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italic" fo:font-weight="normal" officeooo:rsid="0013791c" officeooo:paragraph-rsid="0013791c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italic" fo:font-weight="normal" officeooo:rsid="00159014" officeooo:paragraph-rsid="00159014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fo:font-weight="normal" officeooo:rsid="00159014" officeooo:paragraph-rsid="0016affd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1e2f52" officeooo:paragraph-rsid="001e2f52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118b6d" officeooo:paragraph-rsid="00118b6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135dbf" officeooo:paragraph-rsid="00135dbf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13791c" officeooo:paragraph-rsid="0013791c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rsid="00159014" officeooo:paragraph-rsid="0015901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159014" officeooo:paragraph-rsid="0016affd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16affd" officeooo:paragraph-rsid="0016affd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17c1a3" officeooo:paragraph-rsid="0017c1a3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bold" officeooo:rsid="00118b6d" officeooo:paragraph-rsid="00118b6d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bold" officeooo:rsid="0013791c" officeooo:paragraph-rsid="00198c34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bold" officeooo:rsid="00159014" officeooo:paragraph-rsid="00159014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bold" officeooo:rsid="00159014" officeooo:paragraph-rsid="0016affd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bold" officeooo:rsid="0016affd" officeooo:paragraph-rsid="0016aff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ourier" fo:font-style="normal" fo:font-weight="normal" officeooo:rsid="0013791c" officeooo:paragraph-rsid="0013791c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fo:font-style="normal" fo:font-weight="normal" officeooo:rsid="0013791c" officeooo:paragraph-rsid="0013791c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fo:font-style="normal" fo:font-weight="normal" officeooo:rsid="0013791c" officeooo:paragraph-rsid="001ace3a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159014" officeooo:paragraph-rsid="001fcf8c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16affd" officeooo:paragraph-rsid="001fcf8c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1fcf8c" officeooo:paragraph-rsid="001fcf8c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17c1a3" officeooo:paragraph-rsid="001ffc0c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bold" officeooo:rsid="00159014" officeooo:paragraph-rsid="0016affd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bold" officeooo:rsid="00159014" officeooo:paragraph-rsid="001fcf8c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tyle="italic" fo:font-weight="normal" officeooo:rsid="00159014" officeooo:paragraph-rsid="001fcf8c" style:font-style-asian="italic" style:font-weight-asian="normal" style:font-style-complex="italic" style:font-weight-complex="normal"/>
    </style:style>
    <style:style style:name="T1" style:family="text">
      <style:text-properties officeooo:rsid="0013791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c1a3" style:font-weight-asian="normal" style:font-weight-complex="normal"/>
    </style:style>
    <style:style style:name="T4" style:family="text">
      <style:text-properties fo:font-weight="normal" officeooo:rsid="001fcf8c" style:font-weight-asian="normal" style:font-weight-complex="normal"/>
    </style:style>
    <style:style style:name="T5" style:family="text">
      <style:text-properties fo:font-weight="normal" officeooo:rsid="001ffc0c" style:font-weight-asian="normal" style:font-weight-complex="normal"/>
    </style:style>
    <style:style style:name="T6" style:family="text">
      <style:text-properties officeooo:rsid="00159014"/>
    </style:style>
    <style:style style:name="T7" style:family="text">
      <style:text-properties officeooo:rsid="001ace3a"/>
    </style:style>
    <style:style style:name="T8" style:family="text">
      <style:text-properties officeooo:rsid="001cc6e6"/>
    </style:style>
    <style:style style:name="T9" style:family="text">
      <style:text-properties officeooo:rsid="001e2f52"/>
    </style:style>
    <style:style style:name="T10" style:family="text">
      <style:text-properties officeooo:rsid="001fcf8c"/>
    </style:style>
    <style:style style:name="T11" style:family="text">
      <style:text-properties officeooo:rsid="001ffc0c"/>
    </style:style>
    <style:style style:name="T12" style:family="text">
      <style:text-properties officeooo:rsid="0021f3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EXERCÍCIOS</text:span> – Tipagem estática, tipagem dinâmica <text:span text:style-name="T9">e introdução ao garbage collector</text:span></text:p>
      <text:p text:style-name="P10">Objetivo: Entender as aplicações e overheads relacionados à implementação de tipagem dinâmica e sistemas de garbage collection</text:p>
      <text:p text:style-name="P3"/>
      <text:p text:style-name="P4">Algumas linguagens de programação usam tipos estáticos, isto é, uma variável é inerentemente associada ao tipo de dado que ela armazena. C e C++ são duas linguagens desse tipo. Por saber de antemão o tipo de dado que será armazenado, o compilador “sabe” quanto espaço deve ser alocado para a variável, e isso permite uma série de otimizações interessantes. Por outro lado, outras linguagens, como Python e MatLab, usam tipos dinâmicos, isto é, uma variável pode armazenar vários tipos de dados durante a execução do programa. Isso permite que o programador não tenha que explicitar a reserva de memória da variável. Nesta aula, estudaremos as vantagens e desvantagens de cada uma dessas abordagens.</text:p>
      <text:p text:style-name="P1"/>
      <text:p text:style-name="P1">Exercício 1</text:p>
      <text:p text:style-name="P5">Objetivo: entender o que é tipagem estática e o que é tipagem dinâmica</text:p>
      <text:p text:style-name="P11"/>
      <text:p text:style-name="P11">Em algumas linguagens de programação, como Python ou MatLab, é possível realizar operações de atribuição conforme o seguinte programa:</text:p>
      <text:p text:style-name="P11"/>
      <text:p text:style-name="P11">A = 50</text:p>
      <text:p text:style-name="P11">A = ‘70’</text:p>
      <text:p text:style-name="P11">A = ‘Ola!’</text:p>
      <text:p text:style-name="P11">A = 50.0</text:p>
      <text:p text:style-name="P11"/>
      <text:p text:style-name="P11">a) Qual é o tipo de dado armazenado em A após cada uma das operações de atribuição?</text:p>
      <text:p text:style-name="P11">b) Essa sequência de operações é permitida em Python e MatLab. Porém, em C ela é proibida. Por que é necessário que essa sequência de operações seja proibida em C?</text:p>
      <text:p text:style-name="P11"/>
      <text:p text:style-name="P18">Exercício 2</text:p>
      <text:p text:style-name="P6">Objetivo: enumerar as informações que devem ser armazenas junto aos dados de variáveis de tipo dinâmico</text:p>
      <text:p text:style-name="P12"/>
      <text:p text:style-name="P12">Em Python, a operação soma, realizada em tipos inteiros, retorna a soma numérica dos operandos. Porém, a operação soma pode ser executada em strings, retornando a concatenação entre duas strings:</text:p>
      <text:p text:style-name="P12">&gt;&gt;&gt; a = 10</text:p>
      <text:p text:style-name="P12">&gt;&gt;&gt; b = 50</text:p>
      <text:p text:style-name="P12">&gt;&gt;&gt; a + b</text:p>
      <text:p text:style-name="P12">60</text:p>
      <text:p text:style-name="P12">&gt;&gt;&gt; a = 'ola '</text:p>
      <text:p text:style-name="P12">&gt;&gt;&gt; b = 'mundo'</text:p>
      <text:p text:style-name="P12">&gt;&gt;&gt; a + b</text:p>
      <text:p text:style-name="P12">'ola mundo'</text:p>
      <text:p text:style-name="P12"/>
      <text:p text:style-name="P12">a) <text:span text:style-name="T10">Suponha que os tokens INT, VARIAVEL, STRING, SOMA e IGUAL foram definidos usando expressões regulares. Como seria a gramática livre de contexto que implementa a operação soma? Se precisar, crie mais tokens ou deixe de usar alguns tokens que não forem necessários.</text:span></text:p>
      <text:p text:style-name="P13"><text:span text:style-name="T12">b</text:span>) A struct abaixo é adequada para representar uma variável de tipo dinâmico? Se faltarem informações, adicione mais linhas ao código:</text:p>
      <text:p text:style-name="P13"/>
      <text:p text:style-name="P13"/>
      <text:p text:style-name="P13"/>
      <text:p text:style-name="P23"><text:soft-page-break/>typedef struct {</text:p>
      <text:p text:style-name="P23"><text:s text:c="2"/>void *dados;</text:p>
      <text:p text:style-name="P23"><text:s text:c="2"/>char *rotulo;</text:p>
      <text:p text:style-name="P23"><text:s text:c="2"/>int tipo;</text:p>
      <text:p text:style-name="P23">} variavel_dinamica;</text:p>
      <text:p text:style-name="P13"/>
      <text:p text:style-name="P19">Exercício 3</text:p>
      <text:p text:style-name="P7">Objetivo: entender o processo de criação de uma variável dinâmica no sistema</text:p>
      <text:p text:style-name="P13"/>
      <text:p text:style-name="P13"><text:span text:style-name="T6">a) </text:span>Ordene as instruções abaixo para implementar a operação de atribuição de uma variável dinâmica. Lembre-se que uma atribuição tem a forma A = X, onde A é o rótulo da variável que receberá o dado e X é o dado a ser atribuído. Se precisar adicione ou remova instruções:</text:p>
      <text:p text:style-name="P13"/>
      <text:list xml:id="list4142256694368760441" text:style-name="L1">
        <text:list-item>
          <text:p text:style-name="P24">Copia os dados contidos em X para o espaço de dados de Y</text:p>
        </text:list-item>
        <text:list-item>
          <text:p text:style-name="P24">Aloca espaço para os dados de Y, considerando o tipo de X</text:p>
        </text:list-item>
        <text:list-item>
          <text:p text:style-name="P25"><text:span text:style-name="T7">Aloca espaço para </text:span>nova <text:span text:style-name="T7">struct</text:span> Y do tipo variavel_dinamica</text:p>
        </text:list-item>
        <text:list-item>
          <text:p text:style-name="P24">Aloca espaço para o rótulo de Y</text:p>
        </text:list-item>
        <text:list-item>
          <text:p text:style-name="P24">Atribui valor ‘A’ ao rótulo de Y</text:p>
        </text:list-item>
      </text:list>
      <text:p text:style-name="P13"/>
      <text:p text:style-name="P14">b) Quais dessas instruções não são necessárias na operação de atribuição em linguagem C?</text:p>
      <text:p text:style-name="P13"/>
      <text:p text:style-name="P20">Exercício <text:span text:style-name="T10">4</text:span></text:p>
      <text:p text:style-name="P8">Objetivo: argumentar sobre vantagens de linguagens com tipagem dinâmica</text:p>
      <text:p text:style-name="P14"/>
      <text:p text:style-name="P16">Linguagens como MatLab <text:span text:style-name="T10">e Python </text:span>têm tipos dinâmicos. Com base em sua experiência, en<text:span text:style-name="T10">umere aspectos que tornam as linguagem com tipos dinâmicos interessantes</text:span>. <text:span text:style-name="T10">Enumere também a situação em que cada aspecto se aplica (por exemplo: “aspecto: não preciso pensar em como os dados são representados pela máquina. Situação: quando estou fazendo um código que é um protótipo matemático”).</text:span></text:p>
      <text:p text:style-name="P21"/>
      <text:p text:style-name="P31">Exercício <text:span text:style-name="T10">5</text:span></text:p>
      <text:p text:style-name="P32">Objetivo: argumentar sobre <text:span text:style-name="T10">des</text:span>vantag<text:span text:style-name="T10">e</text:span>ns de linguagens com tipagem dinâmica</text:p>
      <text:p text:style-name="P26"/>
      <text:p text:style-name="P27">Linguagens como MatLab <text:span text:style-name="T10">e Python </text:span>têm tipos dinâmicos. Com base em sua experiência, en<text:span text:style-name="T10">umere aspectos que tornam as linguagem com tipos dinâmicos pouco interessantes</text:span>. <text:span text:style-name="T10">Enumere também a situação em que cada aspecto se aplica.</text:span></text:p>
      <text:p text:style-name="P31"/>
      <text:p text:style-name="P21">Exercício <text:span text:style-name="T10">6</text:span></text:p>
      <text:p text:style-name="P9">Objetivo: argumentar sobre <text:span text:style-name="T10">vantagens e des</text:span>vantagens de linguagens com tipagem dinâmica</text:p>
      <text:p text:style-name="P15"/>
      <text:p text:style-name="P28">Usando os argumentos <text:span text:style-name="T11">e situações </text:span>que você construiu nos exercícios 4 e 5, <text:span text:style-name="T11">identifique</text:span>, para cada um dos casos abaixo, <text:span text:style-name="T11">quais situações são relevantes. Usando esses argumentos, decida se cada um dos casos deveria ser implementado em Python ou C.</text:span></text:p>
      <text:p text:style-name="P28"/>
      <text:p text:style-name="P29"><text:span text:style-name="T11">1</text:span>) Um processador de efeitos de vídeo em tempo real</text:p>
      <text:p text:style-name="P16"><text:span text:style-name="T11">2</text:span>) Um webserver</text:p>
      <text:p text:style-name="P22"><text:span text:style-name="T5">3</text:span><text:span text:style-name="T2">) Um servidor de bancos de dados que acessa elementos </text:span><text:span text:style-name="T3">no disco rí</text:span><text:span text:style-name="T4">g</text:span><text:span text:style-name="T3">ido</text:span></text:p>
      <text:p text:style-name="P17"><text:span text:style-name="T11">4</text:span>) Um jogo de computador que emula o comportamento físico de todos os objetos em ce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0:07:49.751103712</meta:creation-date>
    <dc:date>2018-04-11T16:47:20.471309353</dc:date>
    <meta:editing-duration>PT57M14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724" meta:character-count="4277" meta:non-whitespace-character-count="3603"/>
  </office:meta>
</office:document-meta>
</file>